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1dc13e" officeooo:paragraph-rsid="001dc13e" style:font-size-asian="16pt" style:font-weight-asian="normal" style:font-size-complex="16pt" style:font-weight-complex="normal"/>
    </style:style>
    <style:style style:name="P3" style:family="paragraph" style:parent-style-name="Standard">
      <style:text-properties officeooo:rsid="002ee608" officeooo:paragraph-rsid="00388ca1"/>
    </style:style>
    <style:style style:name="P4" style:family="paragraph" style:parent-style-name="Standard" style:list-style-name="L1">
      <style:text-properties fo:font-size="16pt" fo:font-weight="normal" officeooo:rsid="0017e883" officeooo:paragraph-rsid="0017e883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text-properties fo:font-size="16pt" fo:font-weight="normal" officeooo:rsid="0019617d" officeooo:paragraph-rsid="0019617d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text-properties fo:font-size="16pt" fo:font-weight="normal" officeooo:rsid="001dc13e" officeooo:paragraph-rsid="001dc13e" style:font-size-asian="16pt" style:font-weight-asian="normal" style:font-size-complex="16pt" style:font-weight-complex="normal"/>
    </style:style>
    <style:style style:name="P7" style:family="paragraph" style:parent-style-name="Standard" style:list-style-name="L2">
      <style:text-properties fo:font-size="16pt" fo:font-weight="normal" officeooo:rsid="0031500e" officeooo:paragraph-rsid="00388ca1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text-properties officeooo:rsid="002c706d" officeooo:paragraph-rsid="002c706d"/>
    </style:style>
    <style:style style:name="P9" style:family="paragraph" style:parent-style-name="Standard">
      <style:text-properties officeooo:rsid="002c706d" officeooo:paragraph-rsid="002c706d"/>
    </style:style>
    <style:style style:name="P10" style:family="paragraph" style:parent-style-name="Standard" style:list-style-name="L1">
      <style:text-properties officeooo:rsid="002ee608" officeooo:paragraph-rsid="002ee608"/>
    </style:style>
    <style:style style:name="P11" style:family="paragraph" style:parent-style-name="Standard">
      <style:text-properties officeooo:rsid="002ee608" officeooo:paragraph-rsid="002ee608"/>
    </style:style>
    <style:style style:name="P12" style:family="paragraph" style:parent-style-name="Standard" style:list-style-name="L2">
      <style:text-properties officeooo:rsid="002ee608" officeooo:paragraph-rsid="00388ca1"/>
    </style:style>
    <style:style style:name="T1" style:family="text">
      <style:text-properties officeooo:rsid="00165005"/>
    </style:style>
    <style:style style:name="T2" style:family="text">
      <style:text-properties officeooo:rsid="001d9140"/>
    </style:style>
    <style:style style:name="T3" style:family="text">
      <style:text-properties officeooo:rsid="001de0dc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dc13e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2d7904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30b024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31500e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31cae0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3242fc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338e6f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35819e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3e3570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3f1c14" style:font-size-asian="16pt" style:font-weight-asian="normal" style:font-size-complex="16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2d7904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0b024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31500e" style:font-size-asian="16pt" style:font-weight-asian="bold" style:font-size-complex="16pt" style:font-weight-complex="bold"/>
    </style:style>
    <style:style style:name="T19" style:family="text">
      <style:text-properties officeooo:rsid="002203fc"/>
    </style:style>
    <style:style style:name="T20" style:family="text">
      <style:text-properties officeooo:rsid="00223ac6"/>
    </style:style>
    <style:style style:name="T21" style:family="text">
      <style:text-properties officeooo:rsid="0023722d"/>
    </style:style>
    <style:style style:name="T22" style:family="text">
      <style:text-properties fo:font-weight="bold" officeooo:rsid="001de0dc" style:font-weight-asian="bold" style:font-weight-complex="bold"/>
    </style:style>
    <style:style style:name="T23" style:family="text">
      <style:text-properties officeooo:rsid="002bda4b"/>
    </style:style>
    <style:style style:name="T24" style:family="text">
      <style:text-properties officeooo:rsid="00409667"/>
    </style:style>
    <style:style style:name="T25" style:family="text">
      <style:text-properties officeooo:rsid="004207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Factory </text:span><text:span text:style-name="T24">Design</text:span><text:span text:style-name="T1"> Pattern</text:span></text:p>
      <text:p text:style-name="P1"/>
      <text:list xml:id="list2270536222" text:style-name="L1">
        <text:list-item>
          <text:p text:style-name="P4">This pattern comes under the creational patterns which are widely used in programming constructs.</text:p>
          <text:p text:style-name="P4"/>
        </text:list-item>
        <text:list-item>
          <text:p text:style-name="P5">This provides the best way to create the Objects, <text:span text:style-name="T2">How ?</text:span></text:p>
          <text:p text:style-name="P5"/>
          <text:p text:style-name="P6">Ans : <text:span text:style-name="T3">In this pattern we create object of the Class without Exposing the </text:span><text:span text:style-name="T22">Creation/Instantiation Logic </text:span><text:span text:style-name="T19">(i.e through factory </text:span><text:span text:style-name="T20">method</text:span><text:span text:style-name="T19">)</text:span><text:span text:style-name="T3"> to the User who wants to create the object and then returns the newly Created object using the Common </text:span><text:span text:style-name="T22">Interface </text:span><text:span text:style-name="T21">(I</text:span><text:span text:style-name="T23">Warehouse</text:span><text:span text:style-name="T21">)</text:span><text:span text:style-name="T3"> which is inherited by the class.</text:span></text:p>
        </text:list-item>
      </text:list>
      <text:p text:style-name="P2"/>
      <text:list xml:id="list142629365956067" text:continue-numbering="true" text:style-name="L1">
        <text:list-item>
          <text:p text:style-name="P8"><text:span text:style-name="T5">I</text:span><text:span text:style-name="T4">n technical terms, we can say that a </text:span><text:span text:style-name="T15">factory is a class </text:span><text:span text:style-name="T4">with a </text:span><text:span text:style-name="T15">me</text:span><text:span text:style-name="T16">th</text:span><text:span text:style-name="T15">od</text:span><text:span text:style-name="T4">. </text:span><text:span text:style-name="T6">That </text:span><text:span text:style-name="T4">method will </text:span><text:span text:style-name="T15">create and return </text:span><text:span text:style-name="T4">different </text:span><text:span text:style-name="T15">objects </text:span><text:span text:style-name="T4">based on the received </text:span><text:span text:style-name="T15">input parameter</text:span><text:span text:style-name="T4">.</text:span></text:p>
        </text:list-item>
      </text:list>
      <text:p text:style-name="P9"/>
      <text:list xml:id="list142628677547753" text:continue-numbering="true" text:style-name="L1">
        <text:list-item>
          <text:p text:style-name="P10"><text:span text:style-name="T4">Usage : </text:span><text:span text:style-name="T7">In Simple words, if <text:s/>we have a </text:span><text:span text:style-name="T17">superclass and n number of subclasses,</text:span><text:span text:style-name="T7"> and based on the data provided(input), if we have to create and return the object of one of the subclasses, then we need to use the Factory Design Pattern in c#.</text:span></text:p>
        </text:list-item>
      </text:list>
      <text:p text:style-name="P11"/>
      <text:p text:style-name="P11"/>
      <text:p text:style-name="P11"/>
      <text:p text:style-name="P3"><text:span text:style-name="T7"><text:tab/></text:span><text:span text:style-name="T18">Conclusion </text:span><text:span text:style-name="T8">: </text:span><text:span text:style-name="T9">2</text:span><text:span text:style-name="T8"> important points h :-</text:span></text:p>
      <text:list text:style-name="L2">
        <text:list-item>
          <text:p text:style-name="P12"><text:span text:style-name="T10">E</text:span><text:span text:style-name="T8">k to </text:span><text:span text:style-name="T11">Factory</text:span><text:span text:style-name="T8"> </text:span><text:span text:style-name="T12">Design Pattern </text:span><text:span text:style-name="T8">user </text:span><text:span text:style-name="T13">se </text:span><text:span text:style-name="T8">object creation ki </text:span><text:span text:style-name="T14">puri </text:span><text:span text:style-name="T8">process ko chupata h.</text:span></text:p>
        </text:list-item>
        <text:list-item>
          <text:p text:style-name="P7">Dusra user ki requirement k hisab se object create hota 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1:32:45.804000000</meta:creation-date>
    <dc:date>2024-08-21T14:26:27.389000000</dc:date>
    <meta:editing-duration>PT1H42M55S</meta:editing-duration>
    <meta:editing-cycles>39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1" meta:word-count="192" meta:character-count="1055" meta:non-whitespace-character-count="874"/>
  </office:meta>
</office:document-meta>
</file>